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mageLoader.ignoreColorProfile( Map h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ImageLoader.loadImage( ImageInfo info , ImageSessionContext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ageLoader.getUsagePenal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